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cda" officeooo:paragraph-rsid="00142cda"/>
    </style:style>
    <style:style style:name="P2" style:family="paragraph" style:parent-style-name="Standard">
      <style:text-properties fo:font-size="16pt" officeooo:rsid="001879d9" officeooo:paragraph-rsid="001879d9" style:font-size-asian="16pt" style:font-size-complex="16pt"/>
    </style:style>
    <style:style style:name="P3" style:family="paragraph" style:parent-style-name="Standard">
      <style:text-properties fo:font-size="16pt" officeooo:rsid="0027ad09" officeooo:paragraph-rsid="002c307a" style:font-size-asian="16pt" style:font-size-complex="16pt"/>
    </style:style>
    <style:style style:name="P4" style:family="paragraph" style:parent-style-name="Standard">
      <style:text-properties fo:font-size="16pt" officeooo:rsid="00142cda" officeooo:paragraph-rsid="002f2efe" style:font-size-asian="16pt" style:font-size-complex="16pt"/>
    </style:style>
    <style:style style:name="P5" style:family="paragraph" style:parent-style-name="Standard">
      <style:text-properties fo:font-size="16pt" officeooo:rsid="002f0951" officeooo:paragraph-rsid="002f0951" style:font-size-asian="16pt" style:font-size-complex="16pt"/>
    </style:style>
    <style:style style:name="P6" style:family="paragraph" style:parent-style-name="Standard">
      <style:text-properties fo:font-size="16pt" officeooo:rsid="0032e734" officeooo:paragraph-rsid="0032e734" style:font-size-asian="16pt" style:font-size-complex="16pt"/>
    </style:style>
    <style:style style:name="P7" style:family="paragraph" style:parent-style-name="Standard">
      <style:text-properties fo:font-size="16pt" officeooo:rsid="00342f0f" officeooo:paragraph-rsid="00342f0f" style:font-size-asian="16pt" style:font-size-complex="16pt"/>
    </style:style>
    <style:style style:name="P8" style:family="paragraph" style:parent-style-name="Standard">
      <style:text-properties fo:font-size="16pt" officeooo:rsid="00342f0f" officeooo:paragraph-rsid="00357ff7" style:font-size-asian="16pt" style:font-size-complex="16pt"/>
    </style:style>
    <style:style style:name="P9" style:family="paragraph" style:parent-style-name="Standard">
      <style:text-properties fo:font-size="16pt" officeooo:rsid="00366a59" officeooo:paragraph-rsid="00366a59" style:font-size-asian="16pt" style:font-size-complex="16pt"/>
    </style:style>
    <style:style style:name="P10" style:family="paragraph" style:parent-style-name="Standard">
      <style:text-properties fo:font-size="16pt" officeooo:rsid="00368abc" officeooo:paragraph-rsid="00398148" style:font-size-asian="16pt" style:font-size-complex="16pt"/>
    </style:style>
    <style:style style:name="P11" style:family="paragraph" style:parent-style-name="Standard">
      <style:text-properties fo:font-size="16pt" officeooo:rsid="003bad39" officeooo:paragraph-rsid="003bad39" style:font-size-asian="16pt" style:font-size-complex="16pt"/>
    </style:style>
    <style:style style:name="P12" style:family="paragraph" style:parent-style-name="Standard">
      <style:text-properties fo:font-size="16pt" officeooo:rsid="003e8f77" officeooo:paragraph-rsid="003e8f77" style:font-size-asian="16pt" style:font-size-complex="16pt"/>
    </style:style>
    <style:style style:name="P13" style:family="paragraph" style:parent-style-name="Standard">
      <style:text-properties fo:font-size="16pt" officeooo:rsid="0016af49" officeooo:paragraph-rsid="002f2efe" fo:background-color="#ffff00" style:font-size-asian="16pt" style:font-size-complex="16pt"/>
    </style:style>
    <style:style style:name="P14" style:family="paragraph" style:parent-style-name="Standard">
      <style:text-properties fo:font-size="16pt" officeooo:rsid="001ef447" officeooo:paragraph-rsid="002f2efe" fo:background-color="#ffff00" style:font-size-asian="16pt" style:font-size-complex="16pt"/>
    </style:style>
    <style:style style:name="P15" style:family="paragraph" style:parent-style-name="Standard">
      <style:text-properties fo:font-size="16pt" officeooo:rsid="002f2efe" officeooo:paragraph-rsid="0030f3fa" fo:background-color="#ffff00" style:font-size-asian="16pt" style:font-size-complex="16pt"/>
    </style:style>
    <style:style style:name="P16" style:family="paragraph" style:parent-style-name="Standard">
      <style:text-properties fo:font-size="16pt" officeooo:rsid="0032e734" officeooo:paragraph-rsid="0032e734" fo:background-color="#ffff00" style:font-size-asian="16pt" style:font-size-complex="16pt"/>
    </style:style>
    <style:style style:name="P17" style:family="paragraph" style:parent-style-name="Standard">
      <style:text-properties fo:font-size="16pt" officeooo:rsid="0027ad09" officeooo:paragraph-rsid="002c307a" fo:background-color="#99ffff" style:font-size-asian="16pt" style:font-size-complex="16pt"/>
    </style:style>
    <style:style style:name="P18" style:family="paragraph" style:parent-style-name="Standard">
      <style:text-properties fo:font-size="16pt" officeooo:rsid="00142cda" officeooo:paragraph-rsid="002c307a" fo:background-color="#dddddd" style:font-size-asian="16pt" style:font-size-complex="16pt"/>
    </style:style>
    <style:style style:name="P19" style:family="paragraph" style:parent-style-name="Standard">
      <style:text-properties fo:font-size="16pt" officeooo:rsid="0016af49" officeooo:paragraph-rsid="002c307a" fo:background-color="#dddddd" style:font-size-asian="16pt" style:font-size-complex="16pt"/>
    </style:style>
    <style:style style:name="P20" style:family="paragraph" style:parent-style-name="Standard">
      <style:text-properties fo:font-size="16pt" officeooo:rsid="0027ad09" officeooo:paragraph-rsid="002f2efe" fo:background-color="#dddddd" style:font-size-asian="16pt" style:font-size-complex="16pt"/>
    </style:style>
    <style:style style:name="P21" style:family="paragraph" style:parent-style-name="Standard">
      <style:text-properties fo:font-size="16pt" officeooo:rsid="0015c614" officeooo:paragraph-rsid="002e72f7" fo:background-color="#dddddd" style:font-size-asian="16pt" style:font-size-complex="16pt"/>
    </style:style>
    <style:style style:name="P22" style:family="paragraph" style:parent-style-name="Standard">
      <style:text-properties fo:font-size="16pt" officeooo:rsid="0015c614" officeooo:paragraph-rsid="00342f0f" fo:background-color="#dddddd" style:font-size-asian="16pt" style:font-size-complex="16pt"/>
    </style:style>
    <style:style style:name="P23" style:family="paragraph" style:parent-style-name="Standard">
      <style:text-properties fo:color="#000000" fo:font-size="16pt" officeooo:rsid="00366a59" officeooo:paragraph-rsid="00366a59" fo:background-color="transparent" style:font-size-asian="16pt" style:font-size-complex="16pt"/>
    </style:style>
    <style:style style:name="P24" style:family="paragraph" style:parent-style-name="Standard">
      <style:text-properties officeooo:rsid="00142cda" officeooo:paragraph-rsid="00142cda" fo:background-color="#99ffff"/>
    </style:style>
    <style:style style:name="T1" style:family="text">
      <style:text-properties officeooo:rsid="0015c614"/>
    </style:style>
    <style:style style:name="T2" style:family="text">
      <style:text-properties officeooo:rsid="001905c3"/>
    </style:style>
    <style:style style:name="T3" style:family="text">
      <style:text-properties officeooo:rsid="001ef447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f447"/>
    </style:style>
    <style:style style:name="T6" style:family="text">
      <style:text-properties officeooo:rsid="0015c614" fo:background-color="#ffff00" loext:char-shading-value="0"/>
    </style:style>
    <style:style style:name="T7" style:family="text">
      <style:text-properties officeooo:rsid="002c855d"/>
    </style:style>
    <style:style style:name="T8" style:family="text">
      <style:text-properties officeooo:rsid="00142cda"/>
    </style:style>
    <style:style style:name="T9" style:family="text">
      <style:text-properties officeooo:rsid="00357fc8"/>
    </style:style>
    <style:style style:name="T10" style:family="text">
      <style:text-properties officeooo:rsid="00357ff7"/>
    </style:style>
    <style:style style:name="T11" style:family="text">
      <style:text-properties officeooo:rsid="003d1e0b"/>
    </style:style>
    <style:style style:name="T12" style:family="text">
      <style:text-properties officeooo:rsid="003eec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uma measles abstract.</text:p>
      <text:p text:style-name="P24"/>
      <text:p text:style-name="P24"/>
      <text:p text:style-name="P18">First contact “virgin soil” epidemics whereby an infectious disease interacts with a previously uni<text:span text:style-name="T11">n</text:span>fected population. <text:s/><text:span text:style-name="T3">Introduction of infectious diseases often causes high mortality rates devastating these populations. Some of the most well-documented cases of this occurred on remote islands in the 19</text:span><text:span text:style-name="T5">th</text:span><text:span text:style-name="T3"> century as travel to them began more common.</text:span></text:p>
      <text:p text:style-name="P19"/>
      <text:p text:style-name="P20">Until the mid twentieth century measles was <text:span text:style-name="T7">a </text:span>common <text:span text:style-name="T7">childhood disease </text:span>with nearly all children contracting the disease <text:span text:style-name="T7">in countries large enough to sustain it</text:span>. <text:span text:style-name="T8">In 1911, the island of Rotuma in Fiji was hit by a large measles epidemic. The infection led to 334 deaths which constituted 13% of the island population. <text:s/>Although this first outbreak caused many deaths subsequent outbreaks did not lead to such high mortality.</text:span></text:p>
      <text:p text:style-name="P21"/>
      <text:p text:style-name="P22">We explore the data from the first outbreak looking at the effect of factors such as age and ethnicity. We investigate the likelihood that genetics played a role and how many genes could be involved based on the size of later outbreaks of measles. Since the first outbreak caused </text:p>
      <text:p text:style-name="P22">Whether one epidemic could change the genetic landscape of the island as to prevent further devastation.</text:p>
      <text:p text:style-name="P17"/>
      <text:p text:style-name="P9">Until the 19<text:span text:style-name="T4">th</text:span> and early 20<text:span text:style-name="T4">th</text:span> century many pacific islands were uncontacted by measles. <text:span text:style-name="T8">In 1911, the island of Rotuma in Fiji was hit by a large measles epidemic. The infection led to 334 deaths which constituted 13% of the island population </text:span>with subsequent outbreaks leading to far fewer deaths.</text:p>
      <text:p text:style-name="P3"/>
      <text:p text:style-name="P8">W<text:span text:style-name="T9">e</text:span> develop a deterministic compartmental coinfection model <text:span text:style-name="T10">to describe the interaction between measles and an unknown pathogen. </text:span></text:p>
      <text:p text:style-name="P10">Using census data collected at the time we fit our model to the deaths recorded. <text:span text:style-name="T10">We model the unknown pathogen with and without a recovered class. </text:span></text:p>
      <text:p text:style-name="P10"/>
      <text:p text:style-name="P11">We model measles with an immunosuppressed class…</text:p>
      <text:p text:style-name="P11"/>
      <text:p text:style-name="P12">Those listed to have died from measles frequently also had diarrhoea recorded as cause of detah. There is a separation <text:span text:style-name="T12">in peaks</text:span> those who died <text:soft-page-break/>only from measles and those who died from both measles and diarrhoea are </text:p>
      <text:p text:style-name="P8"/>
      <text:p text:style-name="P9">It is still unclear why mortality due to measles declined prior to the introduction of a vaccine. </text:p>
      <text:p text:style-name="P7"/>
      <text:p text:style-name="P6">Compartmental deterministic coinfection model with SIS and SIRS dynamics -model fitting</text:p>
      <text:p text:style-name="P6">likelihood of other pathogen involved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What could have caused such high mortality during this outbreak? <text:span text:style-name="T2">What is the likelihood that there was</text:span> a genetic factor involved? </text:p>
      <text:p text:style-name="P5"/>
      <text:p text:style-name="P4"><text:span text:style-name="T1"><text:s/></text:span><text:span text:style-name="T6">Rotuma at the time was inhabited by Rotumans, Non Rotuman Pacific Islanders and Europeans at the time. </text:span></text:p>
      <text:p text:style-name="P14">and quicker. (being exposed to new diseases. )</text:p>
      <text:p text:style-name="P13">Data from these epidemics are rare. </text:p>
      <text:p text:style-name="P15">One of the latest examples of this is </text:p>
      <text:p text:style-name="P15"/>
      <text:p text:style-name="P15"/>
      <text:p text:style-name="P15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4:04:41.892770400</meta:creation-date>
    <dc:date>2019-07-08T17:17:10.250661547</dc:date>
    <meta:editing-duration>PT10H25M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18" meta:word-count="418" meta:character-count="2592" meta:non-whitespace-character-count="2180"/>
  </office:meta>
</office:document-meta>
</file>